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loext:padding="0cm" loext:border="none"/>
    </style:style>
    <style:style style:name="T1" style:family="text">
      <style:text-properties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!DOCTYPE html&gt; &lt;html class="dark" lang="en"&gt;&lt;head&gt; &lt;meta charset="utf-8"/&gt; &lt;meta content="width=device-width, initial-scale=1.0" name="viewport"/&gt; &lt;title&gt;ARBIQ | Digital Investigative Services&lt;/title&gt; &lt;script src="https://cdn.tailwindcss.com?plugins=forms,container-queries"&gt;&lt;/script&gt; &lt;link href="https://fonts.googleapis.com/css2?family=Playfair+Display:ital,wght@0,400;0,900;1,400;1,900&amp;amp;family=Inter:wght@300;400;600&amp;amp;family=IBM+Plex+Mono:wght@300;400;700&amp;amp;family=Noto+Serif:ital,wght@0,400;0,700;1,400&amp;amp;family=Space+Grotesk:wght@300;500;700&amp;amp;display=swap" rel="stylesheet"/&gt; &lt;link href="https://fonts.googleapis.com/css2?family=Material+Symbols+Outlined:wght,FILL@100..700,0..1&amp;amp;display=swap" rel="stylesheet"/&gt; &lt;link href="https://fonts.googleapis.com/css2?family=Material+Symbols+Outlined:wght,FILL@100..700,0..1&amp;amp;display=swap" rel="stylesheet"/&gt; &lt;script id="tailwind-config"&gt; tailwind.config = { darkMode: "class", theme: { extend: { colors: { "surface-dim": "#0e131e", "on-primary-container": "#653e00", "on-surface": "#dee2f2", "on-tertiary-container": "#484640", "surface-variant": "#303541", "on-primary-fixed": "#2a1700", "on-tertiary-fixed": "#1d1c16", "surface-container-low": "#171b27", "on-secondary-container": "#a6b7cc", "primary-fixed": "#ffddb8", "inverse-primary": "#855303", "on-secondary-fixed": "#0c1d2d", "surface-container-highest": "#303541", "error-container": "#93000a", "primary-fixed-dim": "#fcba67", "surface-container-lowest": "#090e19", "surface-tint": "#fcba67", "on-secondary": "#223243", "tertiary": "#d4cfc7", "on-surface-variant": "#d5c4b2", "primary": "#ffc681", "on-primary-fixed-variant": "#653e00", "surface-container-high": "#252a36", "inverse-on-surface": "#2b303c", "secondary-fixed": "#d3e4fb", "tertiary-fixed": "#e7e2d9", "tertiary-container": "#b8b4ac", "inverse-surface": "#dee2f2", "outline-variant": "#514538", "on-error": "#690005", "on-background": "#dee2f2", "surface": "#0e131e", "on-tertiary": "#32302a", "surface-bright": "#343946", "surface-container": "#1b1f2b", "secondary-fixed-dim": "#b7c8de", "secondary-container": "#38485a", "on-error-container": "#ffdad6", "error": "#ffb4ab", "outline": "#9e8e7e", "on-primary": "#472a00", "background": "#0e131e", "tertiary-fixed-dim": "#cac6be", "secondary": "#b7c8de", "on-secondary-fixed-variant": "#38485a", "on-tertiary-fixed-variant": "#494740", "primary-container": "#e8a857" }, borderRadius: { "DEFAULT": "0.125rem", "lg": "0.25rem", "xl": "0.5rem", "full": "0.75rem" }, fontFamily: { "headline": ["Noto Serif", "serif"], "body": ["Inter", "sans-serif"], "label": ["Space Grotesk", "monospace"], "serif-display": ["Playfair Display", "serif"], "mono": ["IBM Plex Mono", "monospace"] } } } } &lt;/script&gt; &lt;style&gt; .material-symbols-outlined { font-variation-settings: 'FILL' 0, 'wght' 300, 'GRAD' 0, 'opsz' 24; } .mask-grain { mask-image: radial-gradient(circle, #fff 0%, rgba(255,255,255,0) 100%); } .marker-underline { position: relative; z-index: 1; } .marker-underline::after { content: ''; position: absolute; left: 0; bottom: 4px; width: 100%; height: 12px; background-color: rgba(255, 198, 129, 0.4); z-index: -1; transform: rotate(-1.5deg); } .paper-texture { background-image: url("data:image/svg+xml,%3Csvg viewBox='0 0 200 200' xmlns='http://www.w3.org/2000/svg'%3E%3Cfilter id='noiseFilter'%3E%3CfeTurbulence type='fractalNoise' baseFrequency='0.65' numOctaves='3' stitchTiles='stitch'/%3E%3C/filter%3E%3Crect width='100%25' height='100%25' filter='url(%23noiseFilter)'/%3E%3C/svg%3E"); opacity: 0.05; } .vintage-card { border: 1px solid rgba(158, 142, 126, 0.2); } .dossier-clip { position: absolute; top: -10px; left: 50%; transform: translateX(-50%); width: 40px; height: 12px; background: #514538; border-radius: 2px; } &lt;/style&gt; &lt;/head&gt; &lt;body class="bg-surface text-on-surface font-body selection:bg-primary/30"&gt; &lt;!-- TopNavBar --&gt; &lt;header class="fixed top-0 left-0 w-full z-50 flex justify-between items-center px-8 py-4 bg-[#0e131e] dark:bg-[#0e131e] backdrop-blur-xl bg-opacity-90 -rotate-1 border-b-0 shadow-[0_20px_50px_rgba(0,0,0,0.5)]"&gt; &lt;div class="flex items-center gap-8"&gt; &lt;span class="text-2xl font-serif font-black tracking-tighter text-[#ffc681] dark:text-[#ffc681] drop-shadow-[0_0_8px_rgba(255,198,129,0.3)]"&gt;ARBIQ&lt;/span&gt; &lt;nav class="hidden md:flex items-center gap-6"&gt; &lt;a class="text-[#ffc681] border-b border-[#ffc681]/40 pb-1 font-mono text-xs uppercase tracking-widest hover:drop-shadow-[0_0_5px_rgba(255,198,129,0.5)] transition-all duration-300" href="#"&gt;The Archive&lt;/a&gt; &lt;a class="text-slate-400 font-mono text-xs uppercase tracking-widest hover:text-[#ffc681] hover:drop-shadow-[0_0_5px_rgba(255,198,129,0.5)] transition-all duration-<text:soft-page-break/>300" href="#"&gt;Active Leads&lt;/a&gt; &lt;a class="text-slate-400 font-mono text-xs uppercase tracking-widest hover:text-[#ffc681] hover:drop-shadow-[0_0_5px_rgba(255,198,129,0.5)] transition-all duration-300" href="#"&gt;Cold Cases&lt;/a&gt; &lt;a class="text-slate-400 font-mono text-xs uppercase tracking-widest hover:text-[#ffc681] hover:drop-shadow-[0_0_5px_rgba(255,198,129,0.5)] transition-all duration-300" href="#"&gt;Evidence Locker&lt;/a&gt; &lt;/nav&gt; &lt;/div&gt; &lt;div class="flex items-center gap-4"&gt; &lt;button class="font-mono text-xs uppercase tracking-widest text-[#ffc681] hover:scale-95 duration-200 transition-all border border-[#ffc681]/20 px-3 py-1.5 rounded-sm"&gt;Toggle Investigation Mode&lt;/button&gt; &lt;span class="material-symbols-outlined text-[#ffc681] cursor-pointer"&gt;account_circle&lt;/span&gt; &lt;span class="material-symbols-outlined text-[#ffc681] cursor-pointer"&gt;settings&lt;/span&gt; &lt;/div&gt; &lt;/header&gt; &lt;main class="pt-32"&gt; &lt;!-- Hero Section --&gt; &lt;section class="max-w-7xl mx-auto px-8 grid grid-cols-1 lg:grid-cols-12 gap-12 items-center min-h-[819px]"&gt; &lt;div class="lg:col-span-7 space-y-8"&gt; &lt;div class="inline-block"&gt; &lt;span class="font-mono text-xs tracking-widest text-primary uppercase bg-surface-container-low px-2 py-1"&gt;CASE OPENED — 04.08.2026&lt;/span&gt; &lt;/div&gt; &lt;h1 class="font-serif-display text-7xl md:text-8xl font-black leading-[0.9] text-on-surface italic"&gt; Your digital business has a &lt;span class="marker-underline"&gt;case&lt;/span&gt;. We'll solve it. &lt;/h1&gt; &lt;p class="text-xl md:text-2xl text-on-surface-variant font-light max-w-xl leading-relaxed"&gt; ARBIQ is a detective agency for websites, products, and strategies. We find what's hurting you — and fix it. &lt;/p&gt; &lt;div class="flex flex-wrap gap-4 pt-4"&gt; &lt;button class="bg-primary text-on-primary font-bold px-8 py-4 rounded-sm rotate-[0.5deg] shadow-[0_0_20px_rgba(255,198,129,0.2)] hover:scale-[0.98] transition-transform flex items-center gap-2"&gt; Order an X-Ray (2,500 CZK) &lt;/button&gt; &lt;button class="border border-outline text-on-surface font-label uppercase text-sm tracking-widest px-8 py-4 hover:bg-surface-variant transition-colors flex items-center gap-2"&gt; Browse solved cases &lt;span class="material-symbols-outlined text-sm"&gt;arrow_forward&lt;/span&gt; &lt;/button&gt; &lt;/div&gt; &lt;!-- Editorial Columns Style --&gt; &lt;div class="grid grid-cols-1 md:grid-cols-2 gap-8 pt-12 border-t border-outline-variant/20"&gt; &lt;div class="space-y-4"&gt; &lt;span class="font-serif-display text-5xl float-left mr-3 mt-1 leading-[0.8] text-primary"&gt;T&lt;/span&gt; &lt;p class="text-sm text-on-surface-variant leading-relaxed"&gt; The shadows of the digital world conceal inefficiencies that bleed revenue. Most agencies offer bandaids; we perform an autopsy on your funnel. &lt;/p&gt; &lt;/div&gt; &lt;div class="space-y-4"&gt; &lt;p class="text-sm text-on-surface-variant leading-relaxed italic border-l-2 border-primary-container pl-4"&gt; "The mystery of a high bounce rate is often just a crime of poor narrative. We find the culprit." &lt;/p&gt; &lt;/div&gt; &lt;/div&gt; &lt;/div&gt; &lt;div class="lg:col-span-5 relative"&gt; &lt;div class="aspect-[4/5] bg-surface-container rounded-lg overflow-hidden rotate-2 shadow-2xl relative"&gt; &lt;div class="absolute inset-0 bg-primary/10 mix-blend-overlay"&gt;&lt;/div&gt; &lt;img class="w-full h-full object-cover grayscale opacity-80" data-alt="Victorian noir style illustration of a mysterious lynx in a detective trench coat sitting in a dimly lit office with a typewriter" src="https://lh3.googleusercontent.com/aida-public/AB6AXuC6zP64hOfQQEb1qHVGXU9G0tchj_sr8a7Hy1d23Ril_JjGZIVc37QWZcygiIzJR4hbPJ_IRNjWX5nY0lch2NB8NxLUgW5n6oLzxbja75Sf6MyWN-EStySUtpKvWJXIf_kfNdUBQWTx_ndCH0NweV9Ngp8A1C8MtsMxSQ5qE5kbxvDvS7607a2F3rW7RpzdkmQ6WJ3e4PtuS5NM2pI8cup7S_hXoX15VKqKCys3dVF9nNYcRVthOh4tU0XoFnu9ipGLkbsPf1rGoPDF"/&gt; &lt;div class="absolute bottom-4 left-4 font-mono text-[10px] text-primary/60 bg-black/40 p-2 uppercase"&gt;Subject: The Digital Lynx // Ref: B-092&lt;/div&gt; &lt;/div&gt; &lt;!-- Floating Evidence Element --&gt; &lt;div class="absolute -bottom-8 -left-8 bg-tertiary-fixed text-on-tertiary-fixed p-6 w-48 -rotate-3 shadow-xl vintage-card"&gt; &lt;div class="dossier-clip"&gt;&lt;/div&gt; &lt;span class="font-mono text-[10px] uppercase block mb-2 border-b border-on-tertiary-fixed/20 pb-1"&gt;Confidential&lt;/span&gt; &lt;p class="font-serif italic text-lg leading-tight"&gt;Evidence #44: Lost Conversions&lt;/p&gt; &lt;div class="mt-4 flex justify-end"&gt; &lt;span class="material-symbols-outlined" data-weight="fill"&gt;verified&lt;/span&gt; &lt;/div&gt; &lt;/div&gt; &lt;/div&gt; &lt;/section&gt; &lt;!-- "Three Suspects" Section --&gt; &lt;section class="py-24 bg-surface-dim relative overflow-hidden"&gt; &lt;div class="max-w-7xl mx-auto px-8 relative z-10"&gt; &lt;div class="mb-16"&gt; &lt;h2 class="font-mono text-xs tracking-[0.3em] text-primary uppercase mb-2"&gt;Docket: Intelligence&lt;/h2&gt; &lt;h3 class="font-serif-display text-5xl <text:soft-page-break/>italic"&gt;Three Suspects&lt;/h3&gt; &lt;/div&gt; &lt;div class="grid grid-cols-1 md:grid-cols-3 gap-12 lg:gap-16"&gt; &lt;!-- Suspect 1 --&gt; &lt;div class="bg-surface-container-low p-8 rotate-1 shadow-xl relative group hover:rotate-0 transition-transform duration-500"&gt; &lt;div class="aspect-square mb-6 overflow-hidden bg-surface-container-highest"&gt; &lt;img class="w-full h-full object-cover grayscale group-hover:scale-110 transition-transform duration-700" data-alt="Gritty black and white close-up of complex server wiring with a 'Wanted' poster aesthetic texture" src="https://lh3.googleusercontent.com/aida-public/AB6AXuAIJzi87E-YqP2z8mMzEnUMtpBwBIgnHaA9Jq13Q4PRoSfgqIg4gTdE7TIysmhLExA_rGgixO3Q_0buSdLW0P8gWCeef0ymojnkfvHN-N-VcPs1OcsOWJiGtsagSLki5s32rkCxyHU5BGzo6gTP2dL7IgyUrs43FEeLUlfFYi-bbPPgu4ySPf45yO81NySOSp1uP3QAfnrc1Akrp2aGheY9lEp9qAvGGOaqaTkJY4sBkMshh0mo31JWuTOXSFC0nQln2g91heaxptYn"/&gt; &lt;/div&gt; &lt;h4 class="font-mono text-sm uppercase text-primary mb-2 tracking-tighter"&gt;SUSPECT #01: LATENCY&lt;/h4&gt; &lt;p class="text-sm text-on-surface-variant leading-relaxed"&gt;The silent thief. Every second of load time is a percentage of profit vanishing into the ether.&lt;/p&gt; &lt;div class="absolute -top-4 -right-2 bg-error-container text-on-error-container px-3 py-1 font-mono text-[10px] -rotate-12 border border-error"&gt;MOST WANTED&lt;/div&gt; &lt;/div&gt; &lt;!-- Suspect 2 --&gt; &lt;div class="bg-surface-container-low p-8 -rotate-2 shadow-xl relative group hover:rotate-0 transition-transform duration-500"&gt; &lt;div class="aspect-square mb-6 overflow-hidden bg-surface-container-highest"&gt; &lt;img class="w-full h-full object-cover grayscale group-hover:scale-110 transition-transform duration-700" data-alt="Noir style abstract silhouette of a person looking through a magnifying glass at a digital screen" src="https://lh3.googleusercontent.com/aida-public/AB6AXuCMbfLEpkwyLkbYc8mRpXW8uXjE64IX2hhOFxaoIUBo8liOiOJXtEm5_fcvmlWMNX7n0uTCKEBemLPY6uwMpTrfTc9iKwPom8ZodptKxOFpEMCATBhHGZ48mhIBhEVfubRhN7JqVktzDl-JH5zxL2pVI88N3EBdfqPCN-7TTtiZq8WLDHEg2llIbs8bDWM0qxrEFPWpftnQUA00VavCmtC2NSIqZxKoHikxawZskW7_Oj-Fwxsb3zpWJr2sWZUZQ9Oa5i3LPIQHwL1F"/&gt; &lt;/div&gt; &lt;h4 class="font-mono text-sm uppercase text-primary mb-2 tracking-tighter"&gt;SUSPECT #02: FRICTION&lt;/h4&gt; &lt;p class="text-sm text-on-surface-variant leading-relaxed"&gt;The wall in the dark. Complex checkouts and vague CTAs that confuse the honest buyer.&lt;/p&gt; &lt;/div&gt; &lt;!-- Suspect 3 --&gt; &lt;div class="bg-surface-container-low p-8 rotate-2 shadow-xl relative group hover:rotate-0 transition-transform duration-500"&gt; &lt;div class="aspect-square mb-6 overflow-hidden bg-surface-container-highest"&gt; &lt;img class="w-full h-full object-cover grayscale group-hover:scale-110 transition-transform duration-700" data-alt="Close-up of old dusty ledger books stacked high in a dark library room" src="https://lh3.googleusercontent.com/aida-public/AB6AXuBvrK2l6EsQT09iHLmWe6wuCj5WQIy35C8W4cJod8INYTCJXKf5P1NCxbDk0omQGATztXHiDZ48wOvCV01-mEDDa_vEU-NPSizNx-xOTMNB3m8vIRUkGKlSe09k-4dgh_OqmlbXaIJ3II-TVXCBG0oICnJY0LmymOR5n5sm5aE20RB9dzpgBUAeTEWhNo0DtpXl6tNVyEaim46haS-RfYjZDEnCmX6yrc780EGq9ZGuqFL5K64PR7pIQgEcT1PNxInrE3t3zdZuzbRH"/&gt; &lt;/div&gt; &lt;h4 class="font-mono text-sm uppercase text-primary mb-2 tracking-tighter"&gt;SUSPECT #03: APATHY&lt;/h4&gt; &lt;p class="text-sm text-on-surface-variant leading-relaxed"&gt;The invisible killer. Messaging that doesn't stir the soul nor move the needle.&lt;/p&gt; &lt;/div&gt; &lt;/div&gt; &lt;/div&gt; &lt;/section&gt; &lt;!-- "The Detective Enters" Section --&gt; &lt;section class="relative bg-tertiary-fixed text-on-tertiary-fixed py-0 overflow-hidden"&gt; &lt;div class="paper-texture absolute inset-0"&gt;&lt;/div&gt; &lt;div class="max-w-full mx-auto grid grid-cols-1 lg:grid-cols-2"&gt; &lt;div class="relative h-96 lg:h-auto min-h-[500px]"&gt; &lt;img class="absolute inset-0 w-full h-full object-cover grayscale contrast-125" data-alt="Wide shot of a dark Victorian detective's office with dust motes dancing in a single beam of light from a window" src="https://lh3.googleusercontent.com/aida-public/AB6AXuClPsfWstpIQPONdbnpNkObAPi8M1lgwgbI5vciueLhkIxXd2n2b7-qdz1rIIrk44qH5u-y5gtujB8RM-uEUp6SW73BaiyCUW3xnEjambisxlk9efjyWQ-Nz0gwhRTQp7MZa5zy4fzxPB5YTDinJHC3XeV36ZFlaigvbfab3lhfRhhWNGppJ5i28i7LRliTSSRJYKYUBHTGjFU1IEPEoPLLTbZZ5N123s7WM14V1u5tudmPO9spjAh8_QEobrAwBX-<text:soft-page-break/>rHdAkbZvI06I3"/&gt; &lt;div class="absolute inset-0 bg-secondary-container/20"&gt;&lt;/div&gt; &lt;/div&gt; &lt;div class="p-12 lg:p-24 flex flex-col justify-center relative z-10"&gt; &lt;span class="font-mono text-xs uppercase tracking-widest text-on-tertiary-fixed/60 mb-6 border-l-4 border-primary pl-4"&gt;The Detective Enters&lt;/span&gt; &lt;h2 class="font-serif-display text-5xl md:text-6xl mb-8 leading-tight italic"&gt;Our Manifesto of Observation.&lt;/h2&gt; &lt;div class="space-y-6 text-lg font-body font-light leading-relaxed max-w-xl"&gt; &lt;p&gt; We do not believe in trends. We believe in evidence. Every user interaction is a fingerprint left on your brand's digital surface. Most look at the screen; we look through the microscope. &lt;/p&gt; &lt;p&gt; Digital business is a game of deduction. Why did they leave? Where did they stumble? Through meticulous audit and strategic reconnaissance, ARBIQ exposes the hidden leaks in your operations. &lt;/p&gt; &lt;div class="pt-8"&gt; &lt;span class="inline-block px-4 py-2 border-2 border-on-tertiary-fixed font-mono text-sm uppercase tracking-widest -rotate-2"&gt;Case Certified #1894&lt;/span&gt; &lt;/div&gt; &lt;/div&gt; &lt;/div&gt; &lt;/div&gt; &lt;/section&gt; &lt;!-- Service Tiles (2x2) --&gt; &lt;section class="py-24 max-w-5xl mx-auto px-8"&gt; &lt;div class="text-center mb-16"&gt; &lt;h2 class="font-serif-display text-4xl italic mb-4 text-primary"&gt;Methods of Investigation&lt;/h2&gt; &lt;div class="h-px w-24 bg-primary/30 mx-auto"&gt;&lt;/div&gt; &lt;/div&gt; &lt;div class="grid grid-cols-1 md:grid-cols-2 gap-8"&gt; &lt;!-- Card 1 --&gt; &lt;div class="vintage-card bg-surface-container p-10 flex flex-col items-center text-center space-y-4 hover:shadow-2xl transition-all duration-300 transform hover:-translate-y-1"&gt; &lt;span class="material-symbols-outlined text-4xl text-primary"&gt;biotech&lt;/span&gt; &lt;h4 class="font-mono text-lg uppercase tracking-widest"&gt;Digital Forensics&lt;/h4&gt; &lt;p class="text-sm text-on-surface-variant italic"&gt;Comprehensive site audit to identify technical debt and structural weaknesses.&lt;/p&gt; &lt;div class="pt-4 font-mono text-[10px] text-slate-500 uppercase"&gt;Est. Completion: 14 Days&lt;/div&gt; &lt;/div&gt; &lt;!-- Card 2 --&gt; &lt;div class="vintage-card bg-surface-container p-10 flex flex-col items-center text-center space-y-4 hover:shadow-2xl transition-all duration-300 transform hover:-translate-y-1"&gt; &lt;span class="material-symbols-outlined text-4xl text-primary"&gt;visibility&lt;/span&gt; &lt;h4 class="font-mono text-lg uppercase tracking-widest"&gt;Stalker Protocol&lt;/h4&gt; &lt;p class="text-sm text-on-surface-variant italic"&gt;Deep user-journey analysis. We see what your customers see, but we notice what they don't.&lt;/p&gt; &lt;div class="pt-4 font-mono text-[10px] text-slate-500 uppercase"&gt;Focus: UX Psychology&lt;/div&gt; &lt;/div&gt; &lt;!-- Card 3 --&gt; &lt;div class="vintage-card bg-surface-container p-10 flex flex-col items-center text-center space-y-4 hover:shadow-2xl transition-all duration-300 transform hover:-translate-y-1"&gt; &lt;span class="material-symbols-outlined text-4xl text-primary"&gt;history_edu&lt;/span&gt; &lt;h4 class="font-mono text-lg uppercase tracking-widest"&gt;Narrative Interrogation&lt;/h4&gt; &lt;p class="text-sm text-on-surface-variant italic"&gt;Re-writing the core message of your product to compel and convert.&lt;/p&gt; &lt;div class="pt-4 font-mono text-[10px] text-slate-500 uppercase"&gt;Output: Copywriting&lt;/div&gt; &lt;/div&gt; &lt;!-- Card 4 --&gt; &lt;div class="vintage-card bg-surface-container p-10 flex flex-col items-center text-center space-y-4 hover:shadow-2xl transition-all duration-300 transform hover:-translate-y-1"&gt; &lt;span class="material-symbols-outlined text-4xl text-primary"&gt;shield&lt;/span&gt; &lt;h4 class="font-mono text-lg uppercase tracking-widest"&gt;Operational Guard&lt;/h4&gt; &lt;p class="text-sm text-on-surface-variant italic"&gt;Long-term advisory to ensure new 'crimes' of inefficiency never take root.&lt;/p&gt; &lt;div class="pt-4 font-mono text-[10px] text-slate-500 uppercase"&gt;Billing: Monthly Retainer&lt;/div&gt; &lt;/div&gt; &lt;/div&gt; &lt;/section&gt; &lt;/main&gt; &lt;!-- Footer --&gt; &lt;footer class="w-full py-12 flex flex-col items-center justify-center space-y-4 relative after:content-['CASE_CLOSED'] after:absolute after:right-10 after:bottom-10 after:opacity-20 after:text-6xl after:font-black after:border-4 after:border-red-900 after:p-2 after:rotate-12 bg-transparent"&gt; &lt;span class="font-serif text-amber-200 text-2xl tracking-tighter italic"&gt;ARBIQ&lt;/span&gt; &lt;p class="font-mono text-[10px] tracking-widest text-slate-500 uppercase"&gt;ARBIQ INVESTIGATIVE SERVICES © 1894 - CASE CLOSED&lt;/p&gt; &lt;div class="flex gap-6"&gt; &lt;a class="font-mono text-[10px] tracking-widest text-slate-600 hover:text-amber-200 transition-colors uppercase" href="#"&gt;Confidentiality Terms&lt;/a&gt; &lt;a class="font-mono text-[10px] tracking-widest text-slate-600 hover:text-amber-200 transition-colors uppercase" href="#"&gt;Bureau Records&lt;/a&gt; &lt;a class="font-mono text-[10px] tracking-widest text-slate-600 hover:text-amber-200 transition-colors uppercase" href="#"&gt;Contact Clerk&lt;/a&gt; &lt;/div&gt; &lt;/footer&gt; &lt;/body&gt;&lt;/html&gt;</text:p>
      <text:p text:style-name="Standard"><text:soft-pag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6-04-08T03:52:30.372000000</meta:creation-date>
    <dc:date>2026-04-08T03:52:52.072000000</dc:date>
    <meta:editing-duration>PT12H35M23S</meta:editing-duration>
    <meta:editing-cycles>1</meta:editing-cycles>
    <meta:document-statistic meta:table-count="0" meta:image-count="0" meta:object-count="0" meta:page-count="5" meta:paragraph-count="2" meta:word-count="1510" meta:character-count="18329" meta:non-whitespace-character-count="16832"/>
    <meta:generator>LibreOffice/6.4.3.2$Windows_X86_64 LibreOffice_project/747b5d0ebf89f41c860ec2a39efd7cb15b54f2d8</meta:generator>
  </office:meta>
</office:document-meta>
</file>